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le 8: The Investment Performance of the Fund Assets</text:p>
      <text:p text:style-name="P1"><text:span text:style-name="T2"/></text:p>
      <text:p text:style-name="P1"><text:span text:style-name="T2">49.</text:span><text:span text:style-name="T1"><text:tab/>The investment performance of the fund assets is the most important factor in determining <text:tab/>whether the fund will be able to deliver on the retirement benefits (in a defined benefit fund) or <text:tab/>whether there will be a sufficient amount accumulated (in a defined contribution fund) for an <text:tab/>adequate replacement of income. The proper management of the investments of the fund is a <text:tab/>critically important component of the governance of a fund.</text:span></text:p>
      <text:p text:style-name="P1"><text:span text:style-name="T2">50.</text:span><text:span text:style-name="T1"><text:tab/>It is important that the board ensures that the mandates given to service providers clearly define <text:tab/>the board's expectations and reporting requirements relating to the performance of the<text:tab/>investments. The <text:s/>should therefore not endorse mandates or agreements that are vague or <text:tab/>ambiguous. Any contractual arrangement between a fund and an investment manager should <text:s/>set <text:tab/>out clearly the benchmarks against which performance will be measured. Any contract should <text:tab/>be on such terms and conditions that are acceptable to the fund, and may require independent <text:tab/>legal advice being given to the fund in that regard.</text:span></text:p>
      <text:p text:style-name="P1"><text:span text:style-name="T2">51.</text:span><text:span text:style-name="T1"><text:tab/>A fund investment policy statement, (IPS) should be communicated to stakeholders, and <text:tab/>reviewed annually (when considering the financial statements) to ensure it remains appropriate <text:tab/>in terms of the member-profile and needs of the fund. The IPS should contain the following <text:tab/>minimum information:-</text:span></text:p>
      <text:p text:style-name="Text_20_body"><text:span text:style-name="T1"><text:tab/></text:span><text:span text:style-name="T2">51.1</text:span><text:span text:style-name="T1"><text:tab/>who the fund's investment advisers are;</text:span></text:p>
      <text:p text:style-name="Text_20_body"><text:span text:style-name="T1"><text:tab/></text:span><text:span text:style-name="T2">51.2</text:span><text:span text:style-name="T1"><text:tab/>where applicable, who the custodian of the investments are;</text:span></text:p>
      <text:p text:style-name="Text_20_body"><text:span text:style-name="T2"><text:tab/>51.3</text:span><text:span text:style-name="T1"><text:tab/>whether the fund has a socially responsible investment policy, and its definition of such <text:tab/><text:tab/><text:tab/>investment type;</text:span></text:p>
      <text:p text:style-name="Text_20_body"><text:span text:style-name="T1"><text:tab/></text:span><text:span text:style-name="T2">51.4</text:span><text:span text:style-name="T1"><text:tab/>whether the investments of the fund are in the form an insurance policy or a segregated <text:tab/><text:tab/><text:tab/>mandate, and the reasons therefor;</text:span></text:p>
      <text:p text:style-name="Text_20_body"><text:span text:style-name="T2"><text:tab/>51.5</text:span><text:span text:style-name="T1"><text:tab/>what the targeted performance benchmarks are in respect of each asset manager and<text:line-break/><text:tab/><text:tab/>asset class held by the fund, and what the previous year's actual performance was in<text:line-break/><text:tab/><text:tab/>relation to the fund's benchmarks, as well as the tracking error;</text:span></text:p>
      <text:p text:style-name="Text_20_body"><text:span text:style-name="T1"><text:tab/></text:span><text:span text:style-name="T2">51.6<text:tab/></text:span><text:span text:style-name="T1">the level of risk attributed to each asset class and asset manager;</text:span></text:p>
      <text:p text:style-name="Text_20_body"><text:span text:style-name="T1"><text:tab/></text:span><text:span text:style-name="T2">51.7<text:tab/></text:span><text:span text:style-name="T1">whether or not the fund exercises its ownership rights in respect of investments held by it <text:tab/><text:tab/>(and if so, what the proxy voting policy is) and, if not, the reasons therefor.</text:span></text:p>
      <text:p text:style-name="P1"><text:span text:style-name="T2">52.</text:span><text:span text:style-name="T1"><text:tab/>Where a fund has member investment choice, the board is responsible for ensuring that the <text:tab/>investment portfolios from which members may make their selection is appropriate for the <text:tab/>profile of the fund membership; if there is a default portfolio, it must be reviewed regularly for <text:tab/>appropriateness in relation to the membership profile of the fund.</text:span></text:p>
      <text:p text:style-name="P1"><text:span text:style-name="T2">53.<text:tab/></text:span><text:span text:style-name="T1">The board should not permit an investment arrangement to exist where the fund may not invest <text:tab/>outside the investment offerings of the sponsor or any subsidiary or associated entity, other than <text:tab/>in the case of preservation fund or retirement annuity fund, where such an investment <text:tab/>arrangement is permissible. The rules of the fund, pensions law and applicable tax laws should <text:tab/>be adhered to in respect of transfers. The board should exercise special care in relation to <text:tab/>transfers to ensure that the rights of members are protected.</text:span></text:p>
      <text:p text:style-name="P1"><text:soft-page-break/><text:span text:style-name="T2">54.</text:span><text:span text:style-name="T1"><text:tab/>Where there is a balance of cost obligation owed by the employer (typically in a defined benefit </text:span><text:span text:style-name="T1"><text:tab/>fund) then the board should be mindful of the risk to the employer of any investment decision it <text:tab/>makes. In particular, a board may not use the balance of cost obligation as an excuse to make <text:tab/>investments of a nature which would not otherwise have been made had the balance of cost <text:tab/>obligation not existed.</text:span></text:p>
      <text:p text:style-name="P1"><text:span text:style-name="T2">55.</text:span><text:span text:style-name="T1"><text:tab/>The appointment of the custodian of the fund investments should be made directly by the fund <text:tab/>to enable the board to have direct access to the custodian information about the fund <text:tab/>investments. It is inappropriate for he fund's custodian arrangement to be set up between the <text:tab/>custodian and the fund's investment adviser alone. It is the board's sole responsibility to <text:tab/>determine the terms of the relationship between the custodian and the fund. Similarly, the board <text:tab/>should have direct access to all office bearers including the fund's auditors, actuary/ valuator <text:tab/>and other appointed experts.</text:span></text:p>
      <text:p text:style-name="Standard">MANAGEMENT OF STAKEHOLDER RELATIONSHIP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9T10:06:05</meta:creation-date>
    <dc:date>2012-08-14T13:20:16</dc:date>
    <dc:creator>Steven Fourie</dc:creator>
    <meta:editing-duration>P0D</meta:editing-duration>
    <meta:editing-cycles>2</meta:editing-cycles>
    <meta:generator>LibreOffice/3.5$Linux_X86_64 LibreOffice_project/350m1$Build-3</meta:generator>
    <meta:document-statistic meta:table-count="0" meta:image-count="0" meta:object-count="0" meta:page-count="2" meta:paragraph-count="16" meta:word-count="673" meta:character-count="4190" meta:non-whitespace-character-count="3482"/>
  </office:meta>
</office:document-meta>
</file>